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6847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6847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4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3.2514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2.5597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84055"/>
    </style:style>
    <style:style style:name="P2" style:family="paragraph" style:parent-style-name="Text_20_body">
      <style:text-properties officeooo:paragraph-rsid="00084055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Heading_20_1">
      <style:text-properties officeooo:paragraph-rsid="00084055"/>
    </style:style>
    <style:style style:name="P5" style:family="paragraph" style:parent-style-name="Heading_20_1">
      <style:paragraph-properties fo:break-before="page"/>
      <style:text-properties officeooo:paragraph-rsid="00084055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" style:family="paragraph" style:parent-style-name="Preformatted_20_Text">
      <style:text-properties style:font-name="Liberation Mono" fo:font-size="10pt" style:font-name-asian="DejaVu Sans Mono1" style:font-size-asian="10pt" style:font-name-complex="Liberation Mono" style:font-size-complex="10pt"/>
    </style:style>
    <style:style style:name="P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style:font-name="DejaVu Sans Mono" fo:font-size="11.3000001907349pt"/>
    </style:style>
    <style:style style:name="P10" style:family="paragraph" style:parent-style-name="Table_20_Contents">
      <style:text-properties officeooo:paragraph-rsid="000d927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a6e68"/>
    </style:style>
    <style:style style:name="T3" style:family="text">
      <style:text-properties fo:font-weight="bold" officeooo:rsid="000d9279" style:font-weight-asian="bold" style:font-weight-complex="bold"/>
    </style:style>
    <style:style style:name="T4" style:family="text">
      <style:text-properties officeooo:rsid="000d9279"/>
    </style:style>
    <style:style style:name="T5" style:family="text">
      <style:text-properties style:font-name="DejaVu Sans Mono" fo:font-size="11.3000001907349pt"/>
    </style:style>
    <style:style style:name="T6" style:family="text">
      <style:text-properties fo:color="#a9b7c6"/>
    </style:style>
    <style:style style:name="T7" style:family="text">
      <style:text-properties fo:color="#a9b7c6" style:font-name="DejaVu Sans Mono" fo:font-size="11.3000001907349pt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 fo:font-size="11.3000001907349pt"/>
    </style:style>
    <style:style style:name="T10" style:family="text">
      <style:text-properties fo:color="#6a8759"/>
    </style:style>
    <style:style style:name="T11" style:family="text">
      <style:text-properties fo:color="#6897bb"/>
    </style:style>
    <style:style style:name="T12" style:family="text">
      <style:text-properties fo:color="#6897bb" style:font-name="DejaVu Sans Mono" fo:font-size="11.3000001907349pt"/>
    </style:style>
    <style:style style:name="T13" style:family="text">
      <style:text-properties fo:color="#ffc66d"/>
    </style:style>
    <style:style style:name="T14" style:family="text">
      <style:text-properties fo:color="#8888c6" style:font-name="DejaVu Sans Mono" fo:font-size="11.300000190734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o-now-302"/>Do Now <text:span text:style-name="T2">5</text:span>.02</text:h>
      <text:p text:style-name="Text_20_body">Open up the terminal. Type the following code.</text:p>
      <text:p text:style-name="Preformatted_20_Text"><text:span text:style-name="Source_20_Text">def my_function(): </text:span></text:p>
      <text:p text:style-name="P3"><text:span text:style-name="Source_20_Text"><text:s text:c="4"/>print("THIS IS MY FUNCTION!")</text:span></text:p>
      <text:p text:style-name="Text_20_body">What does <text:span text:style-name="Source_20_Text">my_function </text:span>do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Source_20_Text"><text:span text:style-name="T3">my_function prints out “THIS IS MY FUNCTION!”</text:span></text:span></text:p>
          </table:table-cell>
        </table:table-row>
      </table:table>
      <text:p text:style-name="Text_20_body"/>
      <text:p text:style-name="P2">How would you call the function? Practice calling <text:span text:style-name="Source_20_Text">my_function </text:span>and checking that it does what you expect it to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Source_20_Text"><text:span text:style-name="T3">my_function()</text:span></text:span></text:p>
          </table:table-cell>
        </table:table-row>
      </table:table>
      <text:p text:style-name="P2"/>
      <text:p text:style-name="P2">How would you add arguments to <text:span text:style-name="Source_20_Text">my_function</text:span>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Source_20_Text"><text:span text:style-name="T3">parameters</text:span></text:span></text:p>
          </table:table-cell>
        </table:table-row>
      </table:table>
      <text:p text:style-name="P1"/>
      <text:h text:style-name="P4" text:outline-level="1"/>
      <text:h text:style-name="P5" text:outline-level="1"><text:bookmark text:name="lab-302---birthday-song--random-cards"/>Lab <text:span text:style-name="T2">5</text:span>.02 - Random Cards</text:h>
      <text:p text:style-name="Text_20_body">1)<text:bookmark-start text:name="__DdeLink__95_3527258093"/> Create a function that randomly picks 5 cards from a deck. The cards can repeat. Instead of creating a string for each card it might be useful to have two lists and pick randomly from both the lists. Write out the contract for this function:<text:bookmark-end text:name="__DdeLink__95_3527258093"/></text:p>
      <text:p text:style-name="Preformatted_20_Text"><text:bookmark-start text:name="__DdeLink__97_3527258093"/><text:span text:style-name="Source_20_Text">number = ['A', '1', '2', '3', '4', '5', '6', '7', '8', '9', '10', 'J', 'Q', 'K']</text:span></text:p>
      <text:p text:style-name="P3"><text:span text:style-name="Source_20_Text">suit = ['Spades', 'Clubs', 'Diamonds', 'Hearts']</text:span><text:bookmark-end text:name="__DdeLink__97_3527258093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Source_20_Text"><text:span text:style-name="T9">import </text:span></text:span><text:span text:style-name="Source_20_Text"><text:span text:style-name="T7">random</text:span></text:span></text:p>
            <text:p text:style-name="P6">number = [<text:span text:style-name="T10">'A'</text:span><text:span text:style-name="T8">, </text:span><text:span text:style-name="T10">'1'</text:span><text:span text:style-name="T8">, </text:span><text:span text:style-name="T10">'2'</text:span><text:span text:style-name="T8">, </text:span><text:span text:style-name="T10">'3'</text:span><text:span text:style-name="T8">, </text:span><text:span text:style-name="T10">'4'</text:span><text:span text:style-name="T8">, </text:span><text:span text:style-name="T10">'5'</text:span><text:span text:style-name="T8">, </text:span><text:span text:style-name="T10">'6'</text:span><text:span text:style-name="T8">, </text:span><text:span text:style-name="T10">'7'</text:span><text:span text:style-name="T8">, </text:span><text:span text:style-name="T10">'8'</text:span><text:span text:style-name="T8">, </text:span><text:span text:style-name="T10">'9'</text:span><text:span text:style-name="T8">, </text:span><text:span text:style-name="T10">'10'</text:span><text:span text:style-name="T8">, </text:span><text:span text:style-name="T10">'J'</text:span><text:span text:style-name="T8">, </text:span><text:span text:style-name="T10">'Q'</text:span><text:span text:style-name="T8">, </text:span><text:span text:style-name="T10">'K'</text:span>]</text:p>
            <text:p text:style-name="P6">suit = [<text:span text:style-name="T10">'Spades'</text:span><text:span text:style-name="T8">, </text:span><text:span text:style-name="T10">'Clubs'</text:span><text:span text:style-name="T8">, </text:span><text:span text:style-name="T10">'Diamonds'</text:span><text:span text:style-name="T8">, </text:span><text:span text:style-name="T10">'Hearts'</text:span>]</text:p>
            <text:p text:style-name="P6">count = <text:span text:style-name="T11">0</text:span></text:p>
            <text:p text:style-name="P6"><text:span text:style-name="T8">def </text:span><text:span text:style-name="T13">random_number_and_suit</text:span>():</text:p>
            <text:p text:style-name="P7"><text:s text:c="4"/><text:span text:style-name="T14">print</text:span><text:span text:style-name="T5">(random.choice(number))</text:span></text:p>
            <text:p text:style-name="P7"><text:s text:c="4"/><text:span text:style-name="T14">print</text:span><text:span text:style-name="T5">(random.choice(suit))</text:span></text:p>
            <text:p text:style-name="P6"><text:span text:style-name="T8">def </text:span><text:span text:style-name="T13">counter</text:span>():</text:p>
            <text:p text:style-name="P7"><text:s text:c="4"/><text:span text:style-name="T9">global </text:span><text:span text:style-name="T5">count</text:span></text:p>
            <text:p text:style-name="P7"><text:s text:c="4"/><text:span text:style-name="T5">count += </text:span><text:span text:style-name="T12">1</text:span></text:p>
            <text:p text:style-name="P6"><text:span text:style-name="T8">def </text:span><text:span text:style-name="T13">main</text:span>():</text:p>
            <text:p text:style-name="P7"><text:s text:c="4"/><text:span text:style-name="T5">counter()</text:span></text:p>
            <text:p text:style-name="P7"><text:s text:c="4"/><text:span text:style-name="T9">while </text:span><text:span text:style-name="T5">count &lt;= </text:span><text:span text:style-name="T12">5</text:span><text:span text:style-name="T5">:</text:span></text:p>
            <text:p text:style-name="P7"><text:s text:c="8"/><text:span text:style-name="T5">random_number_and_suit()</text:span></text:p>
            <text:p text:style-name="P7"><text:s text:c="8"/><text:span text:style-name="T5">counter()</text:span></text:p>
            <text:p text:style-name="P9"><text:span text:style-name="T6">main()</text:span></text:p>
          </table:table-cell>
        </table:table-row>
      </table:table>
      <text:p text:style-name="P3"><text:span text:style-name="Source_20_Text"/></text:p>
      <text:h text:style-name="Heading_20_3" text:outline-level="3"><text:bookmark text:name="bonus"/>Bonus!</text:h>
      <text:p text:style-name="Text_20_body">Practice passing in lists as an argument to a function. What is different about passing-in a list as an argument? Read in the associated reading about list aliasing and write down what is happening in this case.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Table_20_Contents"><text:span text:style-name="Source_20_Text"><text:span text:style-name="T1"/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33:11.372947560</meta:creation-date>
    <dc:date>2018-03-02T11:08:47.093424173</dc:date>
    <meta:editing-duration>PT26M35S</meta:editing-duration>
    <meta:editing-cycles>4</meta:editing-cycles>
    <meta:generator>LibreOffice/5.3.1.2$Linux_X86_64 LibreOffice_project/30m0$Build-2</meta:generator>
    <meta:document-statistic meta:table-count="5" meta:image-count="0" meta:object-count="0" meta:page-count="3" meta:paragraph-count="32" meta:word-count="215" meta:character-count="1352" meta:non-whitespace-character-count="1124"/>
  </office:meta>
</office:document-meta>
</file>